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De-identification Level (𝜖)</text:p>
          </table:table-cell>
          <table:table-cell table:style-name="ce1" office:value-type="string" calcext:value-type="string">
            <text:p>deid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maj_accu</text:p>
          </table:table-cell>
          <table:table-cell table:style-name="ce1" office:value-type="string" calcext:value-type="string">
            <text:p>min_accu</text:p>
          </table:table-cell>
          <table:table-cell table:style-name="ce1" office:value-type="string" calcext:value-type="string">
            <text:p>min_chg_pos_outcome</text:p>
          </table:table-cell>
          <table:table-cell table:style-name="ce1" office:value-type="string" calcext:value-type="string">
            <text:p>maj_chg_pos_outcome</text:p>
          </table:table-cell>
          <table:table-cell table:style-name="ce1" office:value-type="string" calcext:value-type="string">
            <text:p>disp_imp</text:p>
          </table:table-cell>
          <table:table-cell table:style-name="ce1" office:value-type="string" calcext:value-type="string">
            <text:p>num_pos_outcome</text:p>
          </table:table-cell>
          <table:table-cell table:style-name="ce1" office:value-type="string" calcext:value-type="string">
            <text:p>accu_std_dev</text:p>
          </table:table-cell>
          <table:table-cell table:style-name="ce1" office:value-type="string" calcext:value-type="string">
            <text:p>maj_accu_std_dev</text:p>
          </table:table-cell>
          <table:table-cell table:style-name="ce1" office:value-type="string" calcext:value-type="string">
            <text:p>min_accu_std_dev</text:p>
          </table:table-cell>
          <table:table-cell table:style-name="ce1" office:value-type="string" calcext:value-type="string">
            <text:p>min_chg_pos_outcome_std_dev</text:p>
          </table:table-cell>
          <table:table-cell table:style-name="ce1" office:value-type="string" calcext:value-type="string">
            <text:p>maj_chg_pos_outcome_std_dev</text:p>
          </table:table-cell>
          <table:table-cell table:style-name="ce1" office:value-type="string" calcext:value-type="string">
            <text:p>disp_imp_std_dev</text:p>
          </table:table-cell>
          <table:table-cell table:style-name="ce1" office:value-type="string" calcext:value-type="string">
            <text:p>num_pos_outcome_std_dev</text:p>
          </table:table-cell>
          <table:table-cell table:style-name="ce1" office:value-type="string" calcext:value-type="string">
            <text:p>accu_maj_loss</text:p>
          </table:table-cell>
          <table:table-cell table:style-name="ce1" office:value-type="string" calcext:value-type="string">
            <text:p>accu_min_loss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float" office:value="10" calcext:value-type="float">
            <text:p>10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5976" calcext:value-type="float">
            <text:p>0.85976</text:p>
          </table:table-cell>
          <table:table-cell office:value-type="float" office:value="0.756647" calcext:value-type="float">
            <text:p>0.756647</text:p>
          </table:table-cell>
          <table:table-cell office:value-type="float" office:value="0.902375" calcext:value-type="float">
            <text:p>0.902375</text:p>
          </table:table-cell>
          <table:table-cell office:value-type="float" office:value="0.760849" calcext:value-type="float">
            <text:p>0.760849</text:p>
          </table:table-cell>
          <table:table-cell office:value-type="float" office:value="0.561607" calcext:value-type="float">
            <text:p>0.561607</text:p>
          </table:table-cell>
          <table:table-cell office:value-type="float" office:value="379" calcext:value-type="float">
            <text:p>379</text:p>
          </table:table-cell>
          <table:table-cell office:value-type="float" office:value="0.018207" calcext:value-type="float">
            <text:p>0.018207</text:p>
          </table:table-cell>
          <table:table-cell office:value-type="float" office:value="0.020886" calcext:value-type="float">
            <text:p>0.020886</text:p>
          </table:table-cell>
          <table:table-cell office:value-type="float" office:value="0.017388" calcext:value-type="float">
            <text:p>0.017388</text:p>
          </table:table-cell>
          <table:table-cell office:value-type="float" office:value="0.498132" calcext:value-type="float">
            <text:p>0.498132</text:p>
          </table:table-cell>
          <table:table-cell office:value-type="float" office:value="0.419686" calcext:value-type="float">
            <text:p>0.419686</text:p>
          </table:table-cell>
          <table:table-cell office:value-type="float" office:value="0.243831" calcext:value-type="float">
            <text:p>0.243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float" office:value="5" calcext:value-type="float">
            <text:p>5</text:p>
          </table:table-cell>
          <table:table-cell office:value-type="float" office:value="0.780143" calcext:value-type="float">
            <text:p>0.780143</text:p>
          </table:table-cell>
          <table:table-cell office:value-type="float" office:value="0.812439" calcext:value-type="float">
            <text:p>0.812439</text:p>
          </table:table-cell>
          <table:table-cell office:value-type="float" office:value="0.720599" calcext:value-type="float">
            <text:p>0.720599</text:p>
          </table:table-cell>
          <table:table-cell office:value-type="float" office:value="1.18971" calcext:value-type="float">
            <text:p>1.18971</text:p>
          </table:table-cell>
          <table:table-cell office:value-type="float" office:value="0.764151" calcext:value-type="float">
            <text:p>0.764151</text:p>
          </table:table-cell>
          <table:table-cell office:value-type="float" office:value="0.622223" calcext:value-type="float">
            <text:p>0.622223</text:p>
          </table:table-cell>
          <table:table-cell office:value-type="float" office:value="379" calcext:value-type="float">
            <text:p>379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0.144877" calcext:value-type="float">
            <text:p>0.144877</text:p>
          </table:table-cell>
          <table:table-cell office:value-type="float" office:value="0.106066" calcext:value-type="float">
            <text:p>0.106066</text:p>
          </table:table-cell>
          <table:table-cell office:value-type="float" office:value="1.602834" calcext:value-type="float">
            <text:p>1.602834</text:p>
          </table:table-cell>
          <table:table-cell office:value-type="float" office:value="0.898017" calcext:value-type="float">
            <text:p>0.898017</text:p>
          </table:table-cell>
          <table:table-cell office:value-type="float" office:value="0.247779" calcext:value-type="float">
            <text:p>0.247779</text:p>
          </table:table-cell>
          <table:table-cell office:value-type="float" office:value="0" calcext:value-type="float">
            <text:p>0</text:p>
          </table:table-cell>
          <table:table-cell office:value-type="float" office:value="0.047321" calcext:value-type="float">
            <text:p>0.047321</text:p>
          </table:table-cell>
          <table:table-cell office:value-type="float" office:value="0.036048" calcext:value-type="float">
            <text:p>0.036048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float" office:value="1" calcext:value-type="float">
            <text:p>1</text:p>
          </table:table-cell>
          <table:table-cell office:value-type="float" office:value="0.80558" calcext:value-type="float">
            <text:p>0.80558</text:p>
          </table:table-cell>
          <table:table-cell office:value-type="float" office:value="0.841604" calcext:value-type="float">
            <text:p>0.841604</text:p>
          </table:table-cell>
          <table:table-cell office:value-type="float" office:value="0.739162" calcext:value-type="float">
            <text:p>0.739162</text:p>
          </table:table-cell>
          <table:table-cell office:value-type="float" office:value="1.001847" calcext:value-type="float">
            <text:p>1.001847</text:p>
          </table:table-cell>
          <table:table-cell office:value-type="float" office:value="0.774057" calcext:value-type="float">
            <text:p>0.774057</text:p>
          </table:table-cell>
          <table:table-cell office:value-type="float" office:value="0.626235" calcext:value-type="float">
            <text:p>0.626235</text:p>
          </table:table-cell>
          <table:table-cell office:value-type="float" office:value="379" calcext:value-type="float">
            <text:p>379</text:p>
          </table:table-cell>
          <table:table-cell office:value-type="float" office:value="0.031266" calcext:value-type="float">
            <text:p>0.031266</text:p>
          </table:table-cell>
          <table:table-cell office:value-type="float" office:value="0.035516" calcext:value-type="float">
            <text:p>0.035516</text:p>
          </table:table-cell>
          <table:table-cell office:value-type="float" office:value="0.025292" calcext:value-type="float">
            <text:p>0.025292</text:p>
          </table:table-cell>
          <table:table-cell office:value-type="float" office:value="0.568887" calcext:value-type="float">
            <text:p>0.568887</text:p>
          </table:table-cell>
          <table:table-cell office:value-type="float" office:value="0.449909" calcext:value-type="float">
            <text:p>0.449909</text:p>
          </table:table-cell>
          <table:table-cell office:value-type="float" office:value="0.097481" calcext:value-type="float">
            <text:p>0.097481</text:p>
          </table:table-cell>
          <table:table-cell office:value-type="float" office:value="0" calcext:value-type="float">
            <text:p>0</text:p>
          </table:table-cell>
          <table:table-cell office:value-type="float" office:value="0.018155" calcext:value-type="float">
            <text:p>0.018155</text:p>
          </table:table-cell>
          <table:table-cell office:value-type="float" office:value="0.017485" calcext:value-type="float">
            <text:p>0.017485</text:p>
          </table:table-cell>
        </table:table-row>
        <table:table-row table:style-name="ro2">
          <table:table-cell office:value-type="string" calcext:value-type="string">
            <text:p>processed_panel_19_og</text:p>
          </table:table-cell>
          <table:table-cell office:value-type="float" office:value="0.1" calcext:value-type="float">
            <text:p>0.1</text:p>
          </table:table-cell>
          <table:table-cell office:value-type="float" office:value="0.771025" calcext:value-type="float">
            <text:p>0.771025</text:p>
          </table:table-cell>
          <table:table-cell office:value-type="float" office:value="0.807632" calcext:value-type="float">
            <text:p>0.807632</text:p>
          </table:table-cell>
          <table:table-cell office:value-type="float" office:value="0.703533" calcext:value-type="float">
            <text:p>0.703533</text:p>
          </table:table-cell>
          <table:table-cell office:value-type="float" office:value="1.409763" calcext:value-type="float">
            <text:p>1.409763</text:p>
          </table:table-cell>
          <table:table-cell office:value-type="float" office:value="1.038915" calcext:value-type="float">
            <text:p>1.038915</text:p>
          </table:table-cell>
          <table:table-cell office:value-type="float" office:value="0.621142" calcext:value-type="float">
            <text:p>0.621142</text:p>
          </table:table-cell>
          <table:table-cell office:value-type="float" office:value="379" calcext:value-type="float">
            <text:p>379</text:p>
          </table:table-cell>
          <table:table-cell office:value-type="float" office:value="0.146217" calcext:value-type="float">
            <text:p>0.146217</text:p>
          </table:table-cell>
          <table:table-cell office:value-type="float" office:value="0.155569" calcext:value-type="float">
            <text:p>0.155569</text:p>
          </table:table-cell>
          <table:table-cell office:value-type="float" office:value="0.130891" calcext:value-type="float">
            <text:p>0.130891</text:p>
          </table:table-cell>
          <table:table-cell office:value-type="float" office:value="1.601719" calcext:value-type="float">
            <text:p>1.601719</text:p>
          </table:table-cell>
          <table:table-cell office:value-type="float" office:value="0.931434" calcext:value-type="float">
            <text:p>0.931434</text:p>
          </table:table-cell>
          <table:table-cell office:value-type="float" office:value="0.120847" calcext:value-type="float">
            <text:p>0.120847</text:p>
          </table:table-cell>
          <table:table-cell office:value-type="float" office:value="0" calcext:value-type="float">
            <text:p>0</text:p>
          </table:table-cell>
          <table:table-cell office:value-type="float" office:value="0.052127" calcext:value-type="float">
            <text:p>0.052127</text:p>
          </table:table-cell>
          <table:table-cell office:value-type="float" office:value="0.053114" calcext:value-type="float">
            <text:p>0.053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5:36:15.858751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5:24:52.297444296</meta:creation-date>
    <dc:date>2020-08-27T15:36:36.820147687</dc:date>
    <meta:editing-duration>PT3M13S</meta:editing-duration>
    <meta:editing-cycles>2</meta:editing-cycles>
    <meta:generator>LibreOffice/6.4.4.2$Linux_X86_64 LibreOffice_project/40$Build-2</meta:generator>
    <meta:document-statistic meta:table-count="1" meta:cell-count="90" meta:object-count="0"/>
  </office:meta>
</office:document-meta>
</file>